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P6" style:family="paragraph" style:parent-style-name="Standard">
      <style:paragraph-properties fo:text-align="start" style:justify-single-word="false"/>
      <style:text-properties officeooo:rsid="00152243" officeooo:paragraph-rsid="00152243"/>
    </style:style>
    <style:style style:name="T1" style:family="text">
      <style:text-properties officeooo:rsid="00101e19"/>
    </style:style>
    <style:style style:name="T2" style:family="text">
      <style:text-properties officeooo:rsid="00126943"/>
    </style:style>
    <style:style style:name="T3" style:family="text">
      <style:text-properties officeooo:rsid="00147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3">Petición </text:p>
      <text:p text:style-name="P3">paquete 1 = LOGIN</text:p>
      <text:p text:style-name="P6">longitud <text:s/>= longitud del mensaje</text:p>
      <text:p text:style-name="P2">Login<text:span text:style-name="T2">Peticion</text:span></text:p>
      <text:p text:style-name="P2">{</text:p>
      <text:p text:style-name="P2"><text:tab/><text:span text:style-name="T3">int</text:span> VERSION;</text:p>
      <text:p text:style-name="P2"><text:tab/><text:span text:style-name="T3">long</text:span> ID;</text:p>
      <text:p text:style-name="P2"><text:tab/></text:p>
      <text:p text:style-name="P2">}</text:p>
      <text:p text:style-name="P2"/>
      <text:p text:style-name="P2"/>
      <text:p text:style-name="P4">Respuesta</text:p>
      <text:p text:style-name="P4"/>
      <text:p text:style-name="P4">paquete 500 = LOGINRESPUESTA</text:p>
      <text:p text:style-name="P6">login = longitud del mensaje</text:p>
      <text:p text:style-name="P4">LoginRespuesta</text:p>
      <text:p text:style-name="P4">{</text:p>
      <text:p text:style-name="P5"><text:tab/>int VERSION;</text:p>
      <text:p text:style-name="P5"><text:tab/><text:span text:style-name="T3">long</text:span>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08T04:56:44.954000000</dc:date>
    <meta:editing-duration>PT59M25S</meta:editing-duration>
    <meta:editing-cycles>9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2" meta:word-count="54" meta:character-count="318" meta:non-whitespace-character-count="275"/>
  </office:meta>
</office:document-meta>
</file>